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d6d8b"/>
    </style:style>
    <style:style style:name="P2" style:family="paragraph" style:parent-style-name="Text_20_body">
      <style:paragraph-properties fo:margin-left="0cm" fo:margin-right="0cm" fo:text-align="justify" style:justify-single-word="false" fo:orphans="2" fo:widows="2" fo:text-indent="0cm" style:auto-text-indent="false"/>
      <style:text-properties officeooo:rsid="001fb104" officeooo:paragraph-rsid="001fb104"/>
    </style:style>
    <style:style style:name="P3" style:family="paragraph" style:parent-style-name="Text_20_body">
      <style:paragraph-properties fo:margin-left="0cm" fo:margin-right="0cm" fo:text-align="justify" style:justify-single-word="false" fo:orphans="2" fo:widows="2" fo:text-indent="0cm" style:auto-text-indent="false"/>
      <style:text-properties officeooo:rsid="00207696" officeooo:paragraph-rsid="00207696"/>
    </style:style>
    <style:style style:name="P4" style:family="paragraph" style:parent-style-name="Text_20_body">
      <style:paragraph-properties fo:margin-left="0cm" fo:margin-right="0cm" fo:text-align="justify" style:justify-single-word="false" fo:orphans="2" fo:widows="2" fo:text-indent="0cm" style:auto-text-indent="false"/>
      <style:text-properties officeooo:rsid="0024338a" officeooo:paragraph-rsid="0024338a"/>
    </style:style>
    <style:style style:name="P5" style:family="paragraph" style:parent-style-name="Heading_20_1">
      <style:text-properties officeooo:rsid="001d6d8b" officeooo:paragraph-rsid="001d6d8b"/>
    </style:style>
    <style:style style:name="P6" style:family="paragraph" style:parent-style-name="Title" style:list-style-name=""/>
    <style:style style:name="T1" style:family="text">
      <style:text-properties fo:font-variant="normal" fo:text-transform="none" fo:color="#000000" style:font-name="Open Sans" fo:font-size="10.5pt" fo:letter-spacing="normal" fo:font-style="normal" fo:font-weight="normal"/>
    </style:style>
    <style:style style:name="T2" style:family="text">
      <style:text-properties fo:font-style="italic" style:font-style-asian="italic" style:font-style-complex="italic"/>
    </style:style>
    <style:style style:name="T3" style:family="text">
      <style:text-properties officeooo:rsid="002076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Hunt</text:p>
      <text:p text:style-name="Text_20_body"/>
      <text:list xml:id="list1240151910" text:style-name="Outline">
        <text:list-item>
          <text:h text:style-name="Heading_20_1" text:outline-level="1">Introduction</text:h>
        </text:list-item>
      </text:list>
      <text:p text:style-name="P2"><text:span text:style-name="T2">The Hunt</text:span> is a roleplaying game where you play hunted characters trying to survive in a <text:span text:style-name="T3">dark and unforgiving world, where supernatural lies right next to unnatural.</text:span></text:p>
      <text:p text:style-name="P3">It is supposed to handle a large variety of settings, with a common theme: characters are hunted by some hostile faction that is way beyond their power to stop. They will have to survive, search for clues and keep a low profile as much as possible.</text:p>
      <text:p text:style-name="P4">The characters are ordinary people thrown into something they won’t fully understand. They will have to adapt to their condition and they should soon learn that they are hunted.</text:p>
      <text:list xml:id="list131614399815796" text:continue-numbering="true" text:style-name="Outline">
        <text:list-item>
          <text:h text:style-name="P5" text:outline-level="1">Characters</text:h>
        </text:list-item>
      </text:lis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list xml:id="list131614888138193" text:continue-numbering="true" text:style-name="Outline">
        <text:list-item>
          <text:h text:style-name="P5" text:outline-level="1">Rules</text:h>
        </text:list-item>
      </text:lis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list xml:id="list131615090071572" text:continue-numbering="true" text:style-name="Outline">
        <text:list-item>
          <text:h text:style-name="P5" text:outline-level="1">Setting</text:h>
        </text:list-item>
      </text:lis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list xml:id="list131615311816231" text:continue-numbering="true" text:style-name="Outline">
        <text:list-item>
          <text:h text:style-name="P5" text:outline-level="1">Base scenario</text:h>
        </text:list-item>
      </text:list>
      <text:p text:style-name="P1"><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IVX"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list-style-name="Numbering_20_IVX"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6T12:22:36.705000000</meta:creation-date>
    <dc:date>2022-05-26T12:56:14.925000000</dc:date>
    <meta:editing-duration>PT13M16S</meta:editing-duration>
    <meta:editing-cycles>5</meta:editing-cycles>
    <meta:generator>LibreOffice/6.2.6.2$Windows_X86_64 LibreOffice_project/684e730861356e74889dfe6dbddd3562aae2e6ad</meta:generator>
    <meta:document-statistic meta:table-count="0" meta:image-count="0" meta:object-count="0" meta:page-count="1" meta:paragraph-count="13" meta:word-count="391" meta:character-count="2437" meta:non-whitespace-character-count="2060"/>
  </office:meta>
</office:document-meta>
</file>